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8, 2022 (02:31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1">
        <text:list-item>
          <text:p text:style-name="P2">Display every value in order, left to right</text:p>
        </text:list-item>
        <text:list-item>
          <text:p text:style-name="P2">Display every value at an even index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2">
        <text:list-item>
          <text:p text:style-name="P3">Calculate the sum of all numbers in <text:span text:style-name="NormalTok">numbers</text:span>,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the following questions:</text:p>
      <text:list text:style-name="L3">
        <text:list-item>
          <text:p text:style-name="P4">Find the <text:span text:style-name="T1">index</text:span> of the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the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the value <text:span text:style-name="CharTok">'w'</text:span> occur in both arrays? Display the answer, true/false.</text:p>
        </text:list-item>
        <text:list-item>
          <text:p text:style-name="P10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 from the <text:span text:style-name="NormalTok">Array</text:span> cla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8T19:31:18Z</meta:creation-date>
    <dc:date>2022-01-18T19:31:18Z</dc:date>
    <meta:user-defined meta:name="date" meta:value-type="string">January  18, 2022 (02:31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